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4.927cm"/>
    </style:style>
    <style:style style:name="co7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 wątk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IO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evele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werter md2 na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lowanie md2 w x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ługa typów entiti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bryka tekst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bryka mod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o jakoś inaczej – scalenie</text:p>
          </table:table-cell>
        </table:table-row>
      </table:table>
      <table:table table:name="Inne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05T17:55:46.725000000</dc:date>
    <meta:editing-duration>PT1M58S</meta:editing-duration>
    <meta:editing-cycles>3</meta:editing-cycles>
    <meta:document-statistic meta:table-count="5" meta:cell-count="50" meta:object-count="0"/>
  </office:meta>
</office:document-meta>
</file>